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6d6d"/>
      <style:text-properties fo:color="#000000"/>
    </style:style>
    <style:style style:name="ce7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8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/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 table:number-columns-repeated="2"/>
          <table:table-cell table:style-name="ce6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18" calcext:value-type="date">
            <text:p>Apr 18, 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 table:number-columns-repeated="2"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 office:value-type="date" office:date-value="2025-04-21" calcext:value-type="date">
            <text:p>Apr 21, 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/>
          <table:table-cell table:style-name="ce7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Plotly Dash (maybe better than bokeh for web visualisation?, maybe)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/>
          <table:table-cell table:style-name="ce5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kDocs + MkDocStrings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ting</text:p>
          </table:table-cell>
          <table:table-cell table:style-name="ce1" office:value-type="string" calcext:value-type="string">
            <text:p>pytest</text:p>
          </table:table-cell>
          <table:table-cell/>
          <table:table-cell table:style-name="ce7" office:value-type="string" calcext:value-type="string">
            <text:p>done</text:p>
          </table:table-cell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factory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3 de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abstract factor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singleton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 de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prototyp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builde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adapte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5 de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bridg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composi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decorato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4 de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flyweight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proxy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5 de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chain of responsibility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command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interpreter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mediator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memento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observer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3 de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strategy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13 de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visitor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iterator</text:p>
          </table:table-cell>
          <table:table-cell table:number-columns-repeated="2"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 style:data-style-name="N2" text:time-value="19:12:58.040443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12-15T19:13:33.053496800</dc:date>
    <meta:editing-duration>P2DT5H13M31S</meta:editing-duration>
    <meta:editing-cycles>31</meta:editing-cycles>
    <meta:generator>LibreOffice/24.2.7.2$Linux_X86_64 LibreOffice_project/420$Build-2</meta:generator>
    <meta:document-statistic meta:table-count="1" meta:cell-count="277" meta:object-count="0"/>
  </office:meta>
</office:document-meta>
</file>